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1a7742"/>
    </style:style>
    <style:style style:name="P3" style:family="paragraph" style:parent-style-name="Text_20_body">
      <style:paragraph-properties fo:margin-left="0cm" fo:margin-right="0cm" fo:text-indent="0cm" style:auto-text-indent="false"/>
      <style:text-properties style:font-name="Times New Roman" fo:language="en" fo:country="US"/>
    </style:style>
    <style:style style:name="P4" style:family="paragraph" style:parent-style-name="Heading_20_2">
      <style:paragraph-properties fo:margin-left="0cm" fo:margin-right="0cm" fo:text-indent="0cm" style:auto-text-indent="false"/>
      <style:text-properties style:font-name="Times New Roman" fo:language="en" fo:country="US"/>
    </style:style>
    <style:style style:name="P5" style:family="paragraph" style:parent-style-name="Heading_20_2">
      <style:paragraph-properties fo:margin-left="0cm" fo:margin-right="0cm" fo:text-indent="0cm" style:auto-text-indent="false" fo:break-before="page"/>
      <style:text-properties style:font-name="Times New Roman" fo:language="en" fo:country="US"/>
    </style:style>
    <style:style style:name="P6" style:family="paragraph" style:parent-style-name="Heading_20_3">
      <style:paragraph-properties fo:margin-left="0cm" fo:margin-right="0cm" fo:text-indent="0cm" style:auto-text-indent="false"/>
      <style:text-properties style:font-name="Times New Roman" fo:language="en" fo:country="US"/>
    </style:style>
    <style:style style:name="P7" style:family="paragraph" style:parent-style-name="Text_20_body" style:list-style-name="L1">
      <style:paragraph-properties fo:margin-left="0cm" fo:margin-right="0cm" fo:margin-top="0cm" fo:margin-bottom="0cm" style:contextual-spacing="false" fo:text-indent="0cm" style:auto-text-indent="false"/>
      <style:text-properties style:font-name="Times New Roman" fo:language="en" fo:country="US"/>
    </style:style>
    <style:style style:name="P8" style:family="paragraph" style:parent-style-name="Text_20_body" style:list-style-name="L1">
      <style:paragraph-properties fo:margin-left="0cm" fo:margin-right="0cm" fo:text-indent="0cm" style:auto-text-indent="false"/>
      <style:text-properties style:font-name="Times New Roman" fo:language="en" fo:country="US"/>
    </style:style>
    <style:style style:name="P9"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fo:language="en" fo:country="US"/>
    </style:style>
    <style:style style:name="P10" style:family="paragraph" style:parent-style-name="Text_20_body" style:list-style-name="L2">
      <style:paragraph-properties fo:margin-left="0cm" fo:margin-right="0cm" fo:text-indent="0cm" style:auto-text-indent="false"/>
    </style:style>
    <style:style style:name="P11"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language="en" fo:country="US"/>
    </style:style>
    <style:style style:name="P12" style:family="paragraph" style:parent-style-name="Text_20_body" style:list-style-name="L3">
      <style:paragraph-properties fo:margin-left="0cm" fo:margin-right="0cm" fo:text-indent="0cm" style:auto-text-indent="false"/>
      <style:text-properties style:font-name="Times New Roman" fo:language="en" fo:country="US"/>
    </style:style>
    <style:style style:name="P13" style:family="paragraph" style:parent-style-name="Text_20_body" style:list-style-name="L4">
      <style:paragraph-properties fo:margin-left="0cm" fo:margin-right="0cm" fo:margin-top="0cm" fo:margin-bottom="0cm" style:contextual-spacing="false" fo:text-indent="0cm" style:auto-text-indent="false"/>
      <style:text-properties style:font-name="Times New Roman" fo:language="en" fo:country="US"/>
    </style:style>
    <style:style style:name="P14" style:family="paragraph" style:parent-style-name="Text_20_body" style:list-style-name="L4">
      <style:paragraph-properties fo:margin-left="0cm" fo:margin-right="0cm" fo:text-indent="0cm" style:auto-text-indent="false"/>
      <style:text-properties style:font-name="Times New Roman" fo:language="en" fo:country="US"/>
    </style:style>
    <style:style style:name="P15" style:family="paragraph" style:parent-style-name="Text_20_body" style:list-style-name="L5">
      <style:paragraph-properties fo:margin-left="0cm" fo:margin-right="0cm" fo:margin-top="0cm" fo:margin-bottom="0cm" style:contextual-spacing="false" fo:text-indent="0cm" style:auto-text-indent="false"/>
    </style:style>
    <style:style style:name="P16" style:family="paragraph" style:parent-style-name="Text_20_body" style:list-style-name="L5">
      <style:paragraph-properties fo:margin-left="0cm" fo:margin-right="0cm" fo:text-indent="0cm" style:auto-text-indent="false"/>
    </style:style>
    <style:style style:name="P17" style:family="paragraph" style:parent-style-name="Quotations">
      <style:paragraph-properties fo:margin-left="1cm" fo:margin-right="1cm" fo:text-indent="0cm" style:auto-text-indent="false"/>
      <style:text-properties officeooo:paragraph-rsid="001db09c"/>
    </style:style>
    <style:style style:name="P18" style:family="paragraph" style:parent-style-name="Quotations">
      <style:paragraph-properties fo:margin-left="1cm" fo:margin-right="1cm" fo:text-indent="0cm" style:auto-text-indent="false"/>
    </style:style>
    <style:style style:name="P19" style:family="paragraph" style:parent-style-name="Quotations">
      <style:paragraph-properties fo:margin-left="1cm" fo:margin-right="1cm" fo:text-indent="0cm" style:auto-text-indent="false"/>
      <style:text-properties style:font-name="Times New Roman" fo:language="en" fo:country="US"/>
    </style:style>
    <style:style style:name="P20" style:family="paragraph" style:parent-style-name="Heading_20_4">
      <style:paragraph-properties fo:margin-left="0cm" fo:margin-right="0cm" fo:text-indent="0cm" style:auto-text-indent="false"/>
      <style:text-properties style:font-name="Times New Roman" fo:language="en" fo:country="US"/>
    </style:style>
    <style:style style:name="P21" style:family="paragraph" style:parent-style-name="Text_20_body" style:list-style-name="L6">
      <style:paragraph-properties fo:margin-left="0cm" fo:margin-right="0cm" fo:margin-top="0cm" fo:margin-bottom="0cm" style:contextual-spacing="false" fo:text-indent="0cm" style:auto-text-indent="false"/>
      <style:text-properties style:font-name="Times New Roman" fo:language="en" fo:country="US"/>
    </style:style>
    <style:style style:name="P22" style:family="paragraph" style:parent-style-name="Text_20_body" style:list-style-name="L6">
      <style:paragraph-properties fo:margin-left="0cm" fo:margin-right="0cm" fo:text-indent="0cm" style:auto-text-indent="false"/>
      <style:text-properties style:font-name="Times New Roman" fo:language="en" fo:country="US"/>
    </style:style>
    <style:style style:name="P23" style:family="paragraph" style:parent-style-name="Quotations">
      <style:paragraph-properties fo:margin-left="1cm" fo:margin-right="1cm" fo:text-indent="0cm" style:auto-text-indent="false"/>
      <style:text-properties style:font-name="Times New Roman" officeooo:paragraph-rsid="0018d38b"/>
    </style:style>
    <style:style style:name="P24" style:family="paragraph" style:parent-style-name="Quotations">
      <style:paragraph-properties fo:margin-left="1cm" fo:margin-right="1cm" fo:text-indent="0cm" style:auto-text-indent="false"/>
      <style:text-properties officeooo:paragraph-rsid="0018d38b"/>
    </style:style>
    <style:style style:name="P25" style:family="paragraph" style:parent-style-name="Text_20_body" style:list-style-name="L7">
      <style:paragraph-properties fo:margin-left="0cm" fo:margin-right="0cm" fo:margin-top="0cm" fo:margin-bottom="0cm" style:contextual-spacing="false" fo:text-indent="0cm" style:auto-text-indent="false"/>
    </style:style>
    <style:style style:name="P26" style:family="paragraph" style:parent-style-name="Text_20_body" style:list-style-name="L7">
      <style:paragraph-properties fo:margin-left="0cm" fo:margin-right="0cm" fo:text-indent="0cm" style:auto-text-indent="false"/>
    </style:style>
    <style:style style:name="P27" style:family="paragraph" style:parent-style-name="Text_20_body" style:list-style-name="L7">
      <style:paragraph-properties fo:margin-left="0cm" fo:margin-right="0cm" fo:text-indent="0cm" style:auto-text-indent="false"/>
      <style:text-properties style:font-name="Times New Roman" fo:language="en" fo:country="US"/>
    </style:style>
    <style:style style:name="P28" style:family="paragraph" style:parent-style-name="Text_20_body" style:list-style-name="L7">
      <style:paragraph-properties fo:margin-left="0cm" fo:margin-right="0cm" fo:text-indent="0cm" style:auto-text-indent="false"/>
      <style:text-properties officeooo:paragraph-rsid="0014f86a"/>
    </style:style>
    <style:style style:name="P29" style:family="paragraph" style:parent-style-name="Text_20_body" style:list-style-name="L8">
      <style:paragraph-properties fo:margin-left="0cm" fo:margin-right="0cm" fo:margin-top="0cm" fo:margin-bottom="0cm" style:contextual-spacing="false" fo:text-indent="0cm" style:auto-text-indent="false"/>
      <style:text-properties style:font-name="Times New Roman" fo:language="en" fo:country="US"/>
    </style:style>
    <style:style style:name="P30" style:family="paragraph" style:parent-style-name="Text_20_body" style:list-style-name="L8">
      <style:paragraph-properties fo:margin-left="0cm" fo:margin-right="0cm" fo:text-indent="0cm" style:auto-text-indent="false"/>
      <style:text-properties style:font-name="Times New Roman" fo:language="en" fo:country="US"/>
    </style:style>
    <style:style style:name="P31" style:family="paragraph" style:parent-style-name="Text_20_body">
      <style:paragraph-properties fo:margin-left="0cm" fo:margin-right="0cm" fo:text-indent="0cm" style:auto-text-indent="false"/>
      <style:text-properties officeooo:paragraph-rsid="00230ab3"/>
    </style:style>
    <style:style style:name="P32" style:family="paragraph" style:parent-style-name="Quotations">
      <style:paragraph-properties fo:margin-left="1cm" fo:margin-right="1cm" fo:text-indent="0cm" style:auto-text-indent="false"/>
      <style:text-properties style:font-name="Times New Roman" fo:language="en" fo:country="US" officeooo:paragraph-rsid="00187b25"/>
    </style:style>
    <style:style style:name="P33"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text-properties style:font-name="Times New Roman" fo:language="en" fo:country="US" officeooo:paragraph-rsid="00187b25"/>
    </style:style>
    <style:style style:name="P34" style:family="paragraph" style:parent-style-name="Heading_20_3">
      <style:paragraph-properties fo:break-before="page"/>
    </style:style>
    <style:style style:name="P35" style:family="paragraph" style:parent-style-name="Text_20_body" style:list-style-name="L9">
      <style:paragraph-properties fo:margin-left="0cm" fo:margin-right="0cm" fo:margin-top="0cm" fo:margin-bottom="0cm" style:contextual-spacing="false" fo:text-indent="0cm" style:auto-text-indent="false"/>
      <style:text-properties style:font-name="Times New Roman" fo:language="en" fo:country="US"/>
    </style:style>
    <style:style style:name="P36" style:family="paragraph" style:parent-style-name="Text_20_body" style:list-style-name="L9">
      <style:paragraph-properties fo:margin-left="0cm" fo:margin-right="0cm" fo:text-indent="0cm" style:auto-text-indent="false"/>
      <style:text-properties style:font-name="Times New Roman" fo:language="en" fo:country="US"/>
    </style:style>
    <style:style style:name="P37" style:family="paragraph" style:parent-style-name="Text_20_body" style:list-style-name="L10">
      <style:paragraph-properties fo:margin-left="0cm" fo:margin-right="0cm" fo:margin-top="0cm" fo:margin-bottom="0cm" style:contextual-spacing="false" fo:text-indent="0cm" style:auto-text-indent="false"/>
      <style:text-properties style:font-name="Times New Roman" fo:language="en" fo:country="US"/>
    </style:style>
    <style:style style:name="P38" style:family="paragraph" style:parent-style-name="Text_20_body" style:list-style-name="L10">
      <style:paragraph-properties fo:margin-left="0cm" fo:margin-right="0cm" fo:text-indent="0cm" style:auto-text-indent="false"/>
      <style:text-properties style:font-name="Times New Roman" fo:language="en" fo:country="US"/>
    </style:style>
    <style:style style:name="P39" style:family="paragraph" style:parent-style-name="Text_20_body" style:list-style-name="L11">
      <style:paragraph-properties fo:margin-left="0cm" fo:margin-right="0cm" fo:margin-top="0cm" fo:margin-bottom="0cm" style:contextual-spacing="false" fo:text-indent="0cm" style:auto-text-indent="false"/>
      <style:text-properties style:font-name="Times New Roman" fo:language="en" fo:country="US"/>
    </style:style>
    <style:style style:name="P40" style:family="paragraph" style:parent-style-name="Text_20_body" style:list-style-name="L11">
      <style:paragraph-properties fo:margin-left="0cm" fo:margin-right="0cm" fo:text-indent="0cm" style:auto-text-indent="false"/>
      <style:text-properties style:font-name="Times New Roman" fo:language="en" fo:country="US"/>
    </style:style>
    <style:style style:name="P41" style:family="paragraph" style:parent-style-name="Text_20_body" style:list-style-name="L12">
      <style:paragraph-properties fo:margin-left="0cm" fo:margin-right="0cm" fo:margin-top="0cm" fo:margin-bottom="0cm" style:contextual-spacing="false" fo:text-indent="0cm" style:auto-text-indent="false"/>
      <style:text-properties style:font-name="Times New Roman" fo:language="en" fo:country="US"/>
    </style:style>
    <style:style style:name="P42" style:family="paragraph" style:parent-style-name="Text_20_body" style:list-style-name="L12">
      <style:paragraph-properties fo:margin-left="0cm" fo:margin-right="0cm" fo:text-indent="0cm" style:auto-text-indent="false"/>
      <style:text-properties style:font-name="Times New Roman" fo:language="en" fo:country="US" officeooo:paragraph-rsid="00150386"/>
    </style:style>
    <style:style style:name="P43" style:family="paragraph" style:parent-style-name="Text_20_body" style:list-style-name="L13">
      <style:paragraph-properties fo:margin-left="0cm" fo:margin-right="0cm" fo:margin-top="0cm" fo:margin-bottom="0cm" style:contextual-spacing="false" fo:text-indent="0cm" style:auto-text-indent="false"/>
    </style:style>
    <style:style style:name="P44" style:family="paragraph" style:parent-style-name="Text_20_body" style:list-style-name="L13">
      <style:paragraph-properties fo:margin-left="0cm" fo:margin-right="0cm" fo:margin-top="0cm" fo:margin-bottom="0cm" style:contextual-spacing="false" fo:text-indent="0cm" style:auto-text-indent="false"/>
      <style:text-properties style:font-name="Times New Roman" fo:language="en" fo:country="US"/>
    </style:style>
    <style:style style:name="P45" style:family="paragraph" style:parent-style-name="Text_20_body" style:list-style-name="L13">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officeooo:paragraph-rsid="00150386"/>
    </style:style>
    <style:style style:name="P47" style:family="paragraph" style:parent-style-name="Standard">
      <style:text-properties style:font-name="Times New Roman" fo:language="en" fo:country="US"/>
    </style:style>
    <style:style style:name="P48" style:family="paragraph" style:parent-style-name="Standard">
      <style:paragraph-properties fo:break-before="page"/>
      <style:text-properties style:font-name="Times New Roman" fo:language="en" fo:country="US"/>
    </style:style>
    <style:style style:name="P49" style:family="paragraph" style:parent-style-name="Text_20_body">
      <style:paragraph-properties fo:margin-left="0cm" fo:margin-right="0cm" fo:text-indent="0cm" style:auto-text-indent="false" fo:break-before="page"/>
      <style:text-properties officeooo:paragraph-rsid="0023d6c2"/>
    </style:style>
    <style:style style:name="P50" style:family="paragraph">
      <style:paragraph-properties fo:margin-left="1cm" fo:margin-right="0cm" fo:text-indent="0cm"/>
    </style:style>
    <style:style style:name="P51" style:family="paragraph">
      <loext:graphic-properties draw:fill="none" draw:fill-color="#ffffff"/>
      <style:paragraph-properties fo:margin-left="1cm" fo:margin-right="0cm" fo:text-indent="0cm"/>
      <style:text-properties style:font-name="Times New Roman" fo:font-size="12pt" style:font-name-complex="Times New Roman"/>
    </style:style>
    <style:style style:name="P52" style:family="paragraph" style:parent-style-name="Text_20_body">
      <style:paragraph-properties fo:margin-left="0cm" fo:margin-right="0cm" fo:text-indent="0cm" style:auto-text-indent="false"/>
      <style:text-properties officeooo:paragraph-rsid="0023d6c2"/>
    </style:style>
    <style:style style:name="P53" style:family="paragraph">
      <style:paragraph-properties fo:margin-left="1.199cm" fo:margin-right="0cm" fo:text-indent="0cm"/>
    </style:style>
    <style:style style:name="P54" style:family="paragraph">
      <loext:graphic-properties draw:fill="none" draw:fill-color="#ffffff"/>
      <style:paragraph-properties fo:margin-left="1.199cm" fo:margin-right="0cm" fo:text-indent="0cm"/>
      <style:text-properties style:font-name="Times New Roman" fo:font-size="12pt" style:font-name-complex="Times New Roman" style:font-weight-complex="bold"/>
    </style:style>
    <style:style style:name="T1" style:family="text">
      <style:text-properties style:font-name="Times New Roman" fo:language="en" fo:country="US" fo:font-weight="normal" officeooo:rsid="001f02d7" style:font-weight-asian="normal" style:font-weight-complex="normal"/>
    </style:style>
    <style:style style:name="T2" style:family="text">
      <style:text-properties style:font-name="Times New Roman" fo:language="en" fo:country="US" fo:font-weight="normal" officeooo:rsid="0020cac3" style:font-weight-asian="normal" style:font-weight-complex="normal"/>
    </style:style>
    <style:style style:name="T3" style:family="text">
      <style:text-properties style:font-name="Times New Roman" fo:language="en" fo:country="US" officeooo:rsid="001f02d7"/>
    </style:style>
    <style:style style:name="T4" style:family="text">
      <style:text-properties style:font-name="Times New Roman" fo:language="en" fo:country="US"/>
    </style:style>
    <style:style style:name="T5" style:family="text">
      <style:text-properties style:font-name="Times New Roman" fo:language="en" fo:country="US" officeooo:rsid="00193447"/>
    </style:style>
    <style:style style:name="T6" style:family="text">
      <style:text-properties style:text-position="super 58%" style:font-name="Times New Roman" fo:language="en" fo:country="US" officeooo:rsid="00193447"/>
    </style:style>
    <style:style style:name="T7" style:family="text">
      <style:text-properties style:font-name="Times New Roman" fo:language="en" fo:country="US" officeooo:rsid="001a7742"/>
    </style:style>
    <style:style style:name="T8" style:family="text">
      <style:text-properties style:font-name="Times New Roman" fo:language="en" fo:country="US" officeooo:rsid="0018d38b"/>
    </style:style>
    <style:style style:name="T9" style:family="text">
      <style:text-properties style:font-name="Times New Roman"/>
    </style:style>
    <style:style style:name="T10" style:family="text">
      <style:text-properties style:font-name="Times New Roman" officeooo:rsid="0018d38b"/>
    </style:style>
    <style:style style:name="T11" style:family="text">
      <style:text-properties fo:font-weight="bold" style:font-weight-asian="bold" style:font-weight-complex="bold"/>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style:font-name="Times New Roman" officeooo:rsid="00230ab3"/>
    </style:style>
    <style:style style:name="T15" style:family="text">
      <style:text-properties style:font-name="Times New Roman" officeooo:rsid="00150386"/>
    </style:style>
    <style:style style:name="T16" style:family="text">
      <style:text-properties style:font-name="Times New Roman" fo:language="en" fo:country="US" officeooo:rsid="00150386"/>
    </style:style>
    <style:style style:name="T17" style:family="text">
      <style:text-properties style:font-name="Times New Roman" fo:font-size="12pt" fo:font-weight="bold" style:font-name-complex="Times New Roman" style:font-weight-complex="bold"/>
    </style:style>
    <style:style style:name="T18" style:family="text">
      <style:text-properties style:font-name="Times New Roman" fo:font-size="12pt" style:font-name-complex="Times New Roman"/>
    </style:style>
    <style:style style:name="T19" style:family="text">
      <style:text-properties style:font-name="Times New Roman" fo:font-weight="normal" officeooo:rsid="0023d6c2" style:font-weight-asian="normal" style:font-weight-complex="normal"/>
    </style:style>
    <style:style style:name="T20" style:family="text">
      <style:text-properties style:font-name="Times New Roman" officeooo:rsid="001f02d7"/>
    </style:style>
    <style:style style:name="T21" style:family="text">
      <style:text-properties officeooo:rsid="001f02d7"/>
    </style:style>
    <style:style style:name="T22" style:family="text">
      <style:text-properties style:font-name="Times New Roman" fo:font-size="12pt" style:font-name-complex="Times New Roman"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color="#000000" draw:fill="none" draw:fill-color="#ffffff" fo:min-height="3.4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cm" svg:stroke-color="#111111" draw:marker-start-width="0.353cm" draw:marker-end-width="0.353cm" draw:fill="none" draw:fill-color="#ffffff" fo:min-height="3.57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Alejandro Parada Taibo<text:line-break/></text:span></text:span><text:span text:style-name="Strong_20_Emphasis"><text:span text:style-name="T2">Acuña de Figueroa 1771</text:span></text:span><text:span text:style-name="Strong_20_Emphasis"><text:span text:style-name="T1"><text:line-break/>Montevideo, Uruguay<text:line-break/>+598 94 736724 | pigalle.aparada@gmail.com<text:line-break/>Church Member ID: 014-0174-2635</text:span></text:span><text:span text:style-name="Strong_20_Emphasis"><text:span text:style-name="T3"><text:line-break/><text:line-break/></text:span></text:span><text:span text:style-name="Strong_20_Emphasis"><text:span text:style-name="T4">To the First Presidency</text:span></text:span><text:span text:style-name="T4"><text:line-break/>The Church of Jesus Christ of Latter-day Saints<text:line-break/>50 East North Temple Street<text:line-break/>Salt Lake City, UT 84150-1200<text:line-break/>United States</text:span></text:p>
      <text:p text:style-name="P2"><text:span text:style-name="Strong_20_Emphasis"><text:span text:style-name="T4">Date:</text:span></text:span><text:span text:style-name="T4"> </text:span><text:span text:style-name="T5">october 27</text:span><text:span text:style-name="T6">th</text:span><text:span text:style-name="T5">, 2025</text:span></text:p>
      <text:p text:style-name="P3">Dear Presidents,</text:p>
      <text:p text:style-name="P3">My name is Alejandro Parada. I am a member of the Church in Montevideo, Uruguay, and work as a programmer analyst with a focus on ethical artificial intelligence research. With deep respect for your inspired ministry, I respectfully submit a proposal aimed at strengthening the inclusion of brothers and sisters who face mental health challenges and neurodivergent conditions within our congregations.</text:p>
      <text:p text:style-name="P3">This proposal arises from years of study, personal experience, and a sincere desire that the Church be a refuge for all of God’s children, as taught by the Savior. I do not seek to dictate policy, but humbly ask that clearer institutional guidance be considered—one that protects both individual dignity and community unity.</text:p>
      <text:p text:style-name="P1"><text:span text:style-name="T4">Attached is the full document titled </text:span><text:span text:style-name="Strong_20_Emphasis"><text:span text:style-name="T4">“Proposal for Institutional Inclusion Regarding Mental Health and Neurological Conditions”</text:span></text:span><text:span text:style-name="T4"> for your prayerful consideration.</text:span></text:p>
      <text:p text:style-name="P3">With gratitude and testimony of the Gospel of Jesus Christ,</text:p>
      <text:p text:style-name="P1"><text:span text:style-name="T4">Sincerely,<text:line-break/></text:span><text:span text:style-name="Strong_20_Emphasis"><text:span text:style-name="T4">Alejandro Parada </text:span></text:span><text:span text:style-name="Strong_20_Emphasis"><text:span text:style-name="T7">Taibo</text:span></text:span><text:span text:style-name="T4"><text:line-break/></text:span></text:p>
      <text:h text:style-name="P4" text:outline-level="2"/>
      <text:h text:style-name="P5" text:outline-level="2"/>
      <text:h text:style-name="P5" text:outline-level="2">PROPOSAL FOR INSTITUTIONAL INCLUSION REGARDING MENTAL HEALTH AND NEUROLOGICAL CONDITIONS</text:h>
      <text:p text:style-name="P1"><text:span text:style-name="Strong_20_Emphasis"><text:span text:style-name="T4">Submitted to:</text:span></text:span><text:span text:style-name="T4"> The First Presidency<text:line-break/></text:span><text:span text:style-name="Strong_20_Emphasis"><text:span text:style-name="T4">From:</text:span></text:span><text:span text:style-name="T4"> Alejandro Parada, Programmer Analyst and AI Ethics Researcher<text:line-break/></text:span><text:span text:style-name="Strong_20_Emphasis"><text:span text:style-name="T4">Date:</text:span></text:span><text:span text:style-name="T4"> </text:span><text:span text:style-name="T5">october 27</text:span><text:span text:style-name="T6">th</text:span><text:span text:style-name="T5">, 2025</text:span></text:p>
      <text:h text:style-name="P6" text:outline-level="3">Executive Summary</text:h>
      <text:p text:style-name="P3">This proposal addresses a growing need within The Church of Jesus Christ of Latter-day Saints: clear guidance to include and support members with mental health conditions and neurological differences who require nonconventional emotional regulation strategies. The current lack of institutional direction causes unnecessary suffering, family conflict, and potential loss of faithful members.</text:p>
      <text:p text:style-name="P1"><text:span text:style-name="Strong_20_Emphasis"><text:span text:style-name="T4">Scope of the Need</text:span></text:span><text:span text:style-name="T4"><text:line-break/>Recent studies indicate that:</text:span></text:p>
      <text:list text:style-name="L1">
        <text:list-item>
          <text:p text:style-name="P7">1 in 5 adults experiences mental health conditions in a given year (NIMH, 2023)</text:p>
        </text:list-item>
        <text:list-item>
          <text:p text:style-name="P7">Autism spectrum disorder affects approximately 1 in 36 children (CDC, 2023)</text:p>
        </text:list-item>
        <text:list-item>
          <text:p text:style-name="P7">Tourette Syndrome affects about 1 in 160 children</text:p>
        </text:list-item>
        <text:list-item>
          <text:p text:style-name="P8">Two out of three adults report at least one significant adverse childhood experience</text:p>
        </text:list-item>
      </text:list>
      <text:p text:style-name="P3">In an average stake of 3,000 members, hundreds may require specific accommodations. Globally, millions of faithful members are affected. This is not a “rare exception,” but a common reality requiring institutional readiness.</text:p>
      <text:p text:style-name="P1"><text:span text:style-name="Strong_20_Emphasis"><text:span text:style-name="T4">Identified Need</text:span></text:span><text:span text:style-name="T4"><text:line-break/>Members with conditions requiring uncommon self-regulation strategies—such as trauma responses, Tourette Syndrome, autism, or other neurodivergent traits—often face confusion, stigma, or even exclusion, despite their spiritual worthiness and desire to serve.</text:span></text:p>
      <text:p text:style-name="P1"><text:span text:style-name="Strong_20_Emphasis"><text:span text:style-name="T4">Proposed Solution</text:span></text:span><text:span text:style-name="T4"><text:line-break/>A clear institutional statement affirming that:</text:span></text:p>
      <text:list text:style-name="L2">
        <text:list-item>
          <text:p text:style-name="P9">Mental health and neurological needs do not affect priesthood worthiness</text:p>
        </text:list-item>
        <text:list-item>
          <text:p text:style-name="P9">Nonconventional regulation methods are medical or neurological needs, not moral issues</text:p>
        </text:list-item>
        <text:list-item>
          <text:p text:style-name="P9">Communities should provide accommodation and support—not correction or exclusion</text:p>
        </text:list-item>
        <text:list-item>
          <text:p text:style-name="P10"><text:span text:style-name="T4">These principles fully align with </text:span><text:span text:style-name="Emphasis"><text:span text:style-name="T4">The Family: A Proclamation to the World</text:span></text:span></text:p>
        </text:list-item>
      </text:list>
      <text:p text:style-name="P1"><text:span text:style-name="Strong_20_Emphasis"><text:span text:style-name="T4">Expected Benefits</text:span></text:span></text:p>
      <text:list text:style-name="L3">
        <text:list-item>
          <text:p text:style-name="P11">Reduced stigma and increased inclusion</text:p>
        </text:list-item>
        <text:list-item>
          <text:p text:style-name="P11">Clear guidance for local leaders</text:p>
        </text:list-item>
        <text:list-item>
          <text:p text:style-name="P11">Retention of faithful members who might otherwise feel marginalized</text:p>
        </text:list-item>
        <text:list-item>
          <text:p text:style-name="P12">A powerful testimony of Christlike love</text:p>
        </text:list-item>
      </text:list>
      <text:h text:style-name="P6" text:outline-level="3"><text:soft-page-break/>Section I: Scientific and Doctrinal Foundation</text:h>
      <text:p text:style-name="P3">Emotional regulation is an essential neurological process. Individuals with early trauma or neurological differences develop adaptive strategies that, while unconventional, are functionally necessary. For example:</text:p>
      <text:list text:style-name="L4">
        <text:list-item>
          <text:p text:style-name="P13">In Tourette Syndrome, tics regulate neurological tension; suppression leads to accumulated distress.</text:p>
        </text:list-item>
        <text:list-item>
          <text:p text:style-name="P13">In autism, self-regulatory behaviors (“stimming”) are scientifically validated sensory responses.</text:p>
        </text:list-item>
        <text:list-item>
          <text:p text:style-name="P14">In trauma, certain behaviors are automatic nervous system responses—not conscious choices.</text:p>
        </text:list-item>
      </text:list>
      <text:p text:style-name="P3">These strategies differ from arbitrary preferences because they are consistent, resistant to willpower, non-harmful, and enable effective social functioning.</text:p>
      <text:h text:style-name="P6" text:outline-level="3">Section II: Doctrinal Harmony</text:h>
      <text:p text:style-name="P3">Church doctrine fully supports this inclusion:</text:p>
      <text:list text:style-name="L5">
        <text:list-item>
          <text:p text:style-name="P15"><text:span text:style-name="Strong_20_Emphasis"><text:span text:style-name="T4">“The Lord looketh on the heart”</text:span></text:span><text:span text:style-name="T4"> (1 Samuel 16:7): Spiritual worthiness does not depend on mental health status.</text:span></text:p>
        </text:list-item>
        <text:list-item>
          <text:p text:style-name="P15"><text:span text:style-name="Strong_20_Emphasis"><text:span text:style-name="T4">The Family Proclamation</text:span></text:span><text:span text:style-name="T4"> states that </text:span><text:span text:style-name="Emphasis"><text:span text:style-name="T4">“disability, death, or other circumstances may require individual adaptation.”</text:span></text:span><text:span text:style-name="T4"> Mental health and neurological needs clearly fall under “other circumstances.”</text:span></text:p>
        </text:list-item>
        <text:list-item>
          <text:p text:style-name="P15"><text:span text:style-name="Strong_20_Emphasis"><text:span text:style-name="T4">The Atonement of Christ</text:span></text:span><text:span text:style-name="T4"> encompasses </text:span><text:span text:style-name="Emphasis"><text:span text:style-name="T4">“infirmities”</text:span></text:span><text:span text:style-name="T4"> and </text:span><text:span text:style-name="Emphasis"><text:span text:style-name="T4">“sicknesses”</text:span></text:span><text:span text:style-name="T4"> (Isaiah 53:4; Alma 7:11–12), including psychological suffering.</text:span></text:p>
        </text:list-item>
        <text:list-item>
          <text:p text:style-name="P16"><text:span text:style-name="Strong_20_Emphasis"><text:span text:style-name="T4">Priesthood worthiness</text:span></text:span><text:span text:style-name="T4"> is based on moral rectitude, testimony, and willingness to serve—not on methods of self-regulation.</text:span></text:p>
        </text:list-item>
      </text:list>
      <text:p text:style-name="P3">The Savior never demanded explanations before healing. On the contrary, He consistently reached out to those society marginalized.</text:p>
      <text:p text:style-name="P3">Current Church leaders have reinforced this approach:</text:p>
      <text:p text:style-name="P17"><text:span text:style-name="T4">“Another truth evident here is the </text:span><text:span text:style-name="T8">instruments</text:span><text:span text:style-name="T4"> the Creator of heaven and earth </text:span><text:span text:style-name="T8">and all that in them are </text:span><text:span text:style-name="T4">used to </text:span><text:span text:style-name="T8">provide</text:span><text:span text:style-name="T4"> this miracle [giving sight to the blind]: spit and a </text:span><text:span text:style-name="T8">handful of</text:span><text:span text:style-name="T4"> dirt! These </text:span><text:span text:style-name="T8">very</text:span><text:span text:style-name="T4"> unlikely ingredients declare that God can bless us </text:span><text:span text:style-name="T8">by whatever</text:span><text:span text:style-name="T4"> method He chooses… </text:span><text:span text:style-name="T8">h</text:span><text:span text:style-name="T4">ow easily </text:span><text:span text:style-name="T8">it is for us</text:span><text:span text:style-name="T4"> </text:span><text:span text:style-name="T8">to dismiss</text:span><text:span text:style-name="T4"> the </text:span><text:span text:style-name="T8">source</text:span><text:span text:style-name="T4"> of our redemption because the ingredients and </text:span><text:span text:style-name="T8">the instruments</text:span><text:span text:style-name="T4"> seem embarrassingly </text:span><text:span text:style-name="T8">plain</text:span><text:span text:style-name="T4">.”<text:line-break/>— Elder Jeffrey R. Holland, General Conference, October 2025, </text:span><text:span text:style-name="Emphasis"><text:span text:style-name="T4">“</text:span></text:span><text:span text:style-name="Emphasis"><text:span text:style-name="T8">And Now I See</text:span></text:span><text:span text:style-name="Emphasis"><text:span text:style-name="T4">”</text:span></text:span><text:span text:style-name="T4"> </text:span></text:p>
      <text:p text:style-name="P18"><text:span text:style-name="T4">“The Savior excludes no one. He reaches out to all, especially those who feel marginalized.”<text:line-break/>— Elder Dale G. Renlund, April 2021, </text:span><text:span text:style-name="Emphasis"><text:span text:style-name="T4">“The Healing Power of the Savior”</text:span></text:span><text:span text:style-name="T4"> </text:span></text:p>
      <text:p text:style-name="P18"><text:span text:style-name="T4">“If your journey involves mental or emotional conditions, know this: there is no shame in seeking help.”<text:line-break/>— Elder Jeffrey R. Holland, October 2013, </text:span><text:span text:style-name="Emphasis"><text:span text:style-name="T4">“Like a Broken Vessel”</text:span></text:span><text:span text:style-name="T4"> </text:span></text:p>
      <text:p text:style-name="P19">“Stop judging. Stop criticizing. Stop condemning. Start ministering!”<text:line-break/>— Elder Dieter F. Uchtdorf, October 2019 </text:p>
      <text:p text:style-name="P19"><text:soft-page-break/>“We never know what someone is facing. That’s why we must be compassionate.”<text:line-break/>— Sister Reyna I. Aburto, April 2019 </text:p>
      <text:p text:style-name="P1"><text:span text:style-name="Strong_20_Emphasis"><text:span text:style-name="T4">The fact that “other circumstances may require individual adaptation” (</text:span></text:span><text:span text:style-name="Strong_20_Emphasis"><text:span text:style-name="Emphasis"><text:span text:style-name="T4">The Family: A Proclamation to the World</text:span></text:span></text:span><text:span text:style-name="Strong_20_Emphasis"><text:span text:style-name="T4">)—and that, though we do not understand everything, refusing to accept it with humility and heartfelt empathy denies that “...the tender mercies of the Lord are over all...” His children (1 Nephi 8:20). Let us remember the Savior’s teaching: “Blessed are the merciful, for they shall obtain mercy” (Matthew 5:7).</text:span></text:span></text:p>
      <text:h text:style-name="P6" text:outline-level="3">Section III: Proposed Institutional Statement</text:h>
      <text:p text:style-name="P1"><text:span text:style-name="Strong_20_Emphasis"><text:span text:style-name="T4">To priesthood leaders and auxiliary organizations worldwide:</text:span></text:span></text:p>
      <text:p text:style-name="P3">As followers of Jesus Christ, we minister to all of our Heavenly Father’s children without exception. This includes members facing mental health challenges and neurological differences that require uncommon forms of emotional regulation.</text:p>
      <text:h text:style-name="P20" text:outline-level="4">Access to Priesthood and Ordinances</text:h>
      <text:p text:style-name="P1"><text:span text:style-name="T4">Mental health conditions and neurological differences—including those requiring nonconventional self-regulation methods—</text:span><text:span text:style-name="Strong_20_Emphasis"><text:span text:style-name="T4">do not affect a worthy member’s access to the priesthood, ordinances, or service opportunities</text:span></text:span><text:span text:style-name="T4">.</text:span></text:p>
      <text:p text:style-name="P3">This includes individuals who require:</text:p>
      <text:list text:style-name="L6">
        <text:list-item>
          <text:p text:style-name="P21">Therapeutic or medical devices</text:p>
        </text:list-item>
        <text:list-item>
          <text:p text:style-name="P21">Sensory accommodations</text:p>
        </text:list-item>
        <text:list-item>
          <text:p text:style-name="P21">Personal care items for emotional regulation</text:p>
        </text:list-item>
        <text:list-item>
          <text:p text:style-name="P21">Management of involuntary movements or behaviors</text:p>
        </text:list-item>
        <text:list-item>
          <text:p text:style-name="P22">Other medically indicated adaptations</text:p>
        </text:list-item>
      </text:list>
      <text:p text:style-name="P3">When these needs are professionally supervised or inherent to a neurological condition, they must be respected in all Church settings.</text:p>
      <text:p text:style-name="P23">Elder Jeffrey R. Holland:</text:p>
      <text:p text:style-name="P24"><text:span text:style-name="T9">“Another truth evident here is the </text:span><text:span text:style-name="T10">instruments</text:span><text:span text:style-name="T9"> the Creator of heaven and earth </text:span><text:span text:style-name="T10">and all that in them are </text:span><text:span text:style-name="T9">used to </text:span><text:span text:style-name="T10">provide</text:span><text:span text:style-name="T9"> this miracle [giving sight to the blind]: spit and a </text:span><text:span text:style-name="T10">handful of</text:span><text:span text:style-name="T9"> dirt! These </text:span><text:span text:style-name="T10">very</text:span><text:span text:style-name="T9"> unlikely ingredients declare that God can bless us </text:span><text:span text:style-name="T10">by whatever</text:span><text:span text:style-name="T9"> method He chooses… </text:span><text:span text:style-name="T10">h</text:span><text:span text:style-name="T9">ow easily </text:span><text:span text:style-name="T10">it is for us</text:span><text:span text:style-name="T9"> </text:span><text:span text:style-name="T10">to dismiss</text:span><text:span text:style-name="T9"> the </text:span><text:span text:style-name="T10">source</text:span><text:span text:style-name="T9"> of our redemption because the ingredients and </text:span><text:span text:style-name="T10">the instruments</text:span><text:span text:style-name="T9"> seem embarrassingly </text:span><text:span text:style-name="T10">plain</text:span><text:span text:style-name="T9">.”<text:line-break/>— <text:s/>General Conference, October 2025, </text:span><text:span text:style-name="Emphasis"><text:span text:style-name="T9">“</text:span></text:span><text:span text:style-name="Emphasis"><text:span text:style-name="T10">And Now I See</text:span></text:span><text:span text:style-name="Emphasis"><text:span text:style-name="T9">”</text:span></text:span><text:span text:style-name="T9"> </text:span></text:p>
      <text:h text:style-name="P20" text:outline-level="4">Principles of Understanding</text:h>
      <text:list text:style-name="L7">
        <text:list-item>
          <text:p text:style-name="P25"><text:span text:style-name="Strong_20_Emphasis"><text:span text:style-name="T4">Do not judge</text:span></text:span><text:span text:style-name="T4">: Remember that “the Lord looketh on the heart.”</text:span></text:p>
        </text:list-item>
        <text:list-item>
          <text:p text:style-name="P25"><text:span text:style-name="Strong_20_Emphasis"><text:span text:style-name="T4">Do not exclude</text:span></text:span><text:span text:style-name="T4">: No behavior related to mental health should lead to exclusion.</text:span></text:p>
        </text:list-item>
        <text:list-item>
          <text:p text:style-name="P25"><text:span text:style-name="Strong_20_Emphasis"><text:span text:style-name="T4">Do not misinterpret</text:span></text:span><text:span text:style-name="T4">: Approach the unfamiliar with humility, not assumptions.</text:span></text:p>
        </text:list-item>
        <text:list-item>
          <text:p text:style-name="P26"><text:span text:style-name="Strong_20_Emphasis"><text:span text:style-name="T4">Do not coerce</text:span></text:span><text:span text:style-name="T4">: No one should use emotional pressure or spiritual manipulation to demand the abandonment of a legitimate emotional regulation resource. It is also inappropriate to use children as shields to force such abandonment.</text:span></text:p>
        </text:list-item>
        <text:list-item>
          <text:p text:style-name="P27"><text:soft-page-break/>It <text:span text:style-name="T11">does not come from above to force someone</text:span> to choose between a legitimate emotional regulation resource and their family—much less to prefer family separation by assuming it is a mere whim over having a compassionate heart. Gospel principles operate 'by persuasion, by long-suffering, by gentleness' (D&amp;C 121:41).</text:p>
        </text:list-item>
        <text:list-item>
          <text:p text:style-name="P28"><text:span text:style-name="Strong_20_Emphasis"><text:span text:style-name="T12">The fact that “other circumstances may require individual adaptation” (</text:span></text:span><text:span text:style-name="Emphasis"><text:span text:style-name="T12">The Family: A Proclamation to the World</text:span></text:span><text:span text:style-name="Strong_20_Emphasis"><text:span text:style-name="T12">)—and that, though we do not understand everything, refusing to accept it with humility and heartfelt empathy denies that “...the tender mercies of the Lord are over all...” His children (1 Nephi 8:20). Let us remember the Savior’s teaching: “</text:span></text:span><text:span text:style-name="Strong_20_Emphasis"><text:span text:style-name="T13">Blessed are the merciful, for they shall obtain mercy</text:span></text:span><text:span text:style-name="Strong_20_Emphasis"><text:span text:style-name="T12">” (Matthew 5:7).</text:span></text:span></text:p>
        </text:list-item>
      </text:list>
      <text:h text:style-name="P20" text:outline-level="4">Guidance for Leaders</text:h>
      <text:p text:style-name="P3">Local leaders should:</text:p>
      <text:list text:style-name="L8">
        <text:list-item>
          <text:p text:style-name="P29">Welcome all members with love</text:p>
        </text:list-item>
        <text:list-item>
          <text:p text:style-name="P29">Recognize that these circumstances require individual adaptation</text:p>
        </text:list-item>
        <text:list-item>
          <text:p text:style-name="P29">Consult professionals when appropriate</text:p>
        </text:list-item>
        <text:list-item>
          <text:p text:style-name="P29">Make necessary physical and procedural accommodations</text:p>
        </text:list-item>
        <text:list-item>
          <text:p text:style-name="P29">Educate congregations about inclusion</text:p>
        </text:list-item>
        <text:list-item>
          <text:p text:style-name="P30">Facilitate family and community support</text:p>
        </text:list-item>
      </text:list>
      <text:p text:style-name="P31"><text:span text:style-name="T9">Full </text:span><text:span text:style-name="T14">information </text:span><text:span text:style-name="T9">available at: </text:span><text:a xlink:type="simple" xlink:href="https://inner-clarity.github.io/InnerSight/" text:style-name="Internet_20_link" text:visited-style-name="Visited_20_Internet_20_Link"><text:span text:style-name="T9">https://inner-clarity.github.io/InnerSight/</text:span></text:a><text:span text:style-name="T9"><text:line-break/></text:span><text:span text:style-name="T15">Help for individuals and Church leader at: </text:span><text:a xlink:type="simple" xlink:href="https://inner-clarity.github.io/InnerSight/" text:style-name="Internet_20_link" text:visited-style-name="Visited_20_Internet_20_Link"><text:span text:style-name="T15">https://inner-clarity.github.io/ClearPath/</text:span></text:a></text:p>
      <text:h text:style-name="P20" text:outline-level="4">Message of Hope</text:h>
      <text:p text:style-name="P3">The Atonement of Christ encompasses all human suffering. Every person is precious to God. Every healing path pursued in faith is sacred.</text:p>
      <text:p text:style-name="P3">We invite all families, wards, and stakes to become refuges of understanding. In doing so, we demonstrate Christlike love.</text:p>
      <text:p text:style-name="P32">“Receive ye one another, as Christ also hath received us, to the glory of God.” (Romans 15:7) <text:line-break/></text:p>
      <text:p text:style-name="P33">Sincerely,<text:line-break/>The First Presidency.<text:line-break/></text:p>
      <text:h text:style-name="P34" text:outline-level="3">Suggested Gradual Implementation</text:h>
      <text:p text:style-name="P3">For effective and sustainable adoption, we propose:</text:p>
      <text:p text:style-name="P1"><text:span text:style-name="Strong_20_Emphasis"><text:span text:style-name="T4">Phase 1 (0–6 months):</text:span></text:span></text:p>
      <text:list text:style-name="L9">
        <text:list-item>
          <text:p text:style-name="P35">First Presidency statement reaffirming love and adaptation</text:p>
        </text:list-item>
        <text:list-item>
          <text:p text:style-name="P36">Training for General and Area Authorities</text:p>
        </text:list-item>
      </text:list>
      <text:p text:style-name="P1"><text:span text:style-name="Strong_20_Emphasis"><text:span text:style-name="T4">Phase 2 (6–12 months):</text:span></text:span></text:p>
      <text:list text:style-name="L10">
        <text:list-item>
          <text:p text:style-name="P37">Online training for bishops and stake leaders</text:p>
        </text:list-item>
        <text:list-item>
          <text:p text:style-name="P37">Updates to official handbooks</text:p>
        </text:list-item>
        <text:list-item>
          <text:p text:style-name="P38">Publication of resources on ChurchofJesusChrist.org</text:p>
        </text:list-item>
      </text:list>
      <text:p text:style-name="P1"><text:span text:style-name="Strong_20_Emphasis"><text:span text:style-name="T4">Phase 3 (1–2 years):</text:span></text:span></text:p>
      <text:list text:style-name="L11">
        <text:list-item>
          <text:p text:style-name="P39">Integration into new leader training</text:p>
        </text:list-item>
        <text:list-item>
          <text:p text:style-name="P40">Evaluation via surveys and pilot stakes</text:p>
        </text:list-item>
      </text:list>
      <text:p text:style-name="P1"><text:span text:style-name="Strong_20_Emphasis"><text:span text:style-name="T4">Phase 4 (Ongoing):</text:span></text:span></text:p>
      <text:list text:style-name="L12">
        <text:list-item>
          <text:p text:style-name="P41">Periodic updates based on science and revelation</text:p>
        </text:list-item>
        <text:list-item>
          <text:p text:style-name="P42">Sharing success stories (with consent)</text:p>
        </text:list-item>
      </text:list>
      <text:h text:style-name="P6" text:outline-level="3">Conclusion</text:h>
      <text:p text:style-name="P3">This proposal seeks clear institutional guidance that protects both individual dignity and community unity. The scientific evidence is robust, the doctrinal foundation is solid, and the need is genuine.</text:p>
      <text:p text:style-name="P3">I respectfully ask the First Presidency to consider this proposal and provide inspired direction on how to support members with mental health and neurological needs.</text:p>
      <text:p text:style-name="P3">I know the Lord loves each of His children, regardless of how their struggles manifest. May His Church be a refuge where all feel seen, valued, and loved.</text:p>
      <text:h text:style-name="Heading_20_3" text:outline-level="3"><text:span text:style-name="Strong_20_Emphasis">Selected References</text:span></text:h>
      <text:list text:style-name="L13">
        <text:list-item>
          <text:p text:style-name="P43"><text:span text:style-name="T4">Van der Kolk, B.A. (2014). </text:span><text:span text:style-name="Emphasis"><text:span text:style-name="T4">The Body Keeps the Score</text:span></text:span></text:p>
        </text:list-item>
        <text:list-item>
          <text:p text:style-name="P44">CDC (2023). Autism data</text:p>
        </text:list-item>
        <text:list-item>
          <text:p text:style-name="P44">NIMH (2023). Mental health statistics</text:p>
        </text:list-item>
        <text:list-item>
          <text:p text:style-name="P44">General Conference addresses (2013–2025)</text:p>
        </text:list-item>
        <text:list-item>
          <text:p text:style-name="P45"><text:span text:style-name="Emphasis"><text:span text:style-name="T4">The Family: A Proclamation to the World</text:span></text:span></text:p>
        </text:list-item>
      </text:list>
      <text:p text:style-name="P46"><text:span text:style-name="Strong_20_Emphasis"><text:span text:style-name="T4">Contact:</text:span></text:span><text:span text:style-name="T4"> Alejandro Parada, Montevideo, Uruguay<text:line-break/>Full document available at: </text:span><text:a xlink:type="simple" xlink:href="https://inner-clarity.github.io/InnerSight/" text:style-name="Internet_20_link" text:visited-style-name="Visited_20_Internet_20_Link"><text:span text:style-name="T4">https://inner-clarity.github.io/InnerSight/</text:span></text:a><text:span text:style-name="T4"><text:line-break/></text:span><text:span text:style-name="T16">Help for individuals and Church leader at: </text:span><text:a xlink:type="simple" xlink:href="https://inner-clarity.github.io/InnerSight/" text:style-name="Internet_20_link" text:visited-style-name="Visited_20_Internet_20_Link"><text:span text:style-name="T16">https://inner-clarity.github.io/ClearPath/</text:span></text:a></text:p>
      <text:p text:style-name="P47"/>
      <text:p text:style-name="P48"/>
      <text:p text:style-name="P49"><draw:frame text:anchor-type="paragraph" draw:z-index="1" draw:name="Marco de texto 2" draw:style-name="gr1" draw:text-style-name="P51" svg:width="9.923cm" svg:height="3.403cm" svg:x="0.245cm" svg:y="0.374cm"><draw:text-box><text:p text:style-name="P50"><text:span text:style-name="T17"/></text:p><text:p text:style-name="P50"><text:span text:style-name="T17">The First Presidency</text:span><text:span text:style-name="T18"><text:line-break/></text:span><text:span text:style-name="T18">The Church of Jesus Christ of Latter-day Saints</text:span><text:span text:style-name="T18"><text:line-break/></text:span><text:span text:style-name="T18">50 East North Temple Street</text:span><text:span text:style-name="T18"><text:line-break/></text:span><text:span text:style-name="T18">Salt Lake City, UT 84150-1200</text:span><text:span text:style-name="T18"><text:line-break/></text:span><text:span text:style-name="T18">United States</text:span></text:p></draw:text-box></draw:frame><text:span text:style-name="Strong_20_Emphasis"><text:span text:style-name="T19"/></text:span></text:p>
      <text:p text:style-name="P52"><text:span text:style-name="Strong_20_Emphasis"><text:span text:style-name="T20"><text:line-break/></text:span></text:span><text:span text:style-name="Strong_20_Emphasis"><text:span text:style-name="T21"><text:line-break/></text:span></text:span></text:p>
      <text:p text:style-name="P52"><text:span text:style-name="Strong_20_Emphasis"/></text:p>
      <text:p text:style-name="P52"><text:span text:style-name="Strong_20_Emphasis"/></text:p>
      <text:p text:style-name="P52"><draw:frame text:anchor-type="paragraph" draw:z-index="0" draw:name="Marco de texto 1" draw:style-name="gr2" draw:text-style-name="P54" svg:width="10.429cm" svg:height="3.476cm" svg:x="0.242cm" svg:y="1.462cm"><draw:text-box><text:p text:style-name="P53"><text:span text:style-name="T22"/></text:p><text:p text:style-name="P53"><text:span text:style-name="T22">Rte: </text:span><text:span text:style-name="T17">Alejandro Parada Taibo</text:span><text:span text:style-name="T22"><text:line-break/></text:span><text:span text:style-name="T22">Acuña de Figueroa 1771</text:span><text:span text:style-name="T22"><text:line-break/></text:span><text:span text:style-name="T22">Montevideo, Uruguay</text:span><text:span text:style-name="T22"><text:line-break/></text:span><text:span text:style-name="T22">+598 94 736724 | pigalle.aparada@gmail.com</text:span><text:span text:style-name="T22"><text:line-break/></text:span><text:span text:style-name="T22">Church Member ID: 014-0174-2635</text:span></text:p></draw:text-box></draw:frame><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14:29:28.414735700</meta:creation-date>
    <dc:date>2025-10-30T14:23:50.776147500</dc:date>
    <meta:editing-duration>PT2H25M55S</meta:editing-duration>
    <meta:editing-cycles>15</meta:editing-cycles>
    <meta:generator>LibreOffice/25.2.6.2$Windows_X86_64 LibreOffice_project/729c5bfe710f5eb71ed3bbde9e06a6065e9c6c5d</meta:generator>
    <meta:print-date>2025-10-28T11:21:26.477883100</meta:print-date>
    <meta:document-statistic meta:table-count="0" meta:image-count="0" meta:object-count="0" meta:page-count="9" meta:paragraph-count="111" meta:word-count="1682" meta:character-count="11377" meta:non-whitespace-character-count="9851"/>
  </office:meta>
</office:document-meta>
</file>